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D94600007EB600000F314E418CA4A1DBF849.svg" manifest:media-type="image/svg+xml"/>
  <manifest:file-entry manifest:full-path="Pictures/10000201000003970000004D04E6D36849AD6F2E.png" manifest:media-type="image/png"/>
  <manifest:file-entry manifest:full-path="Pictures/10000201000004CA000000930C387FA1BB002AB1.png" manifest:media-type="image/png"/>
  <manifest:file-entry manifest:full-path="Pictures/10000201000002DF000000329FC63AA88A118D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monospace" fo:font-size="13.5pt" officeooo:paragraph-rsid="002444a4"/>
    </style:style>
    <style:style style:name="P3" style:family="paragraph" style:parent-style-name="Standard">
      <style:paragraph-properties fo:text-align="center" style:justify-single-word="false"/>
      <style:text-properties style:font-name="monospace" fo:font-size="13.5pt" officeooo:paragraph-rsid="0013f28f"/>
    </style:style>
    <style:style style:name="P4" style:family="paragraph" style:parent-style-name="Standard">
      <style:text-properties style:font-name="monospace" fo:font-size="13.5pt" officeooo:paragraph-rsid="0013f28f"/>
    </style:style>
    <style:style style:name="P5" style:family="paragraph" style:parent-style-name="Standard">
      <style:paragraph-properties fo:text-align="end" style:justify-single-word="false"/>
      <style:text-properties style:font-name="monospace" fo:font-size="13.5pt" officeooo:paragraph-rsid="0014841f"/>
    </style:style>
    <style:style style:name="P6" style:family="paragraph" style:parent-style-name="Standard">
      <style:paragraph-properties fo:text-align="end" style:justify-single-word="false"/>
      <style:text-properties style:font-name="monospace" fo:font-size="13.5pt" officeooo:paragraph-rsid="0016d895"/>
    </style:style>
    <style:style style:name="P7" style:family="paragraph" style:parent-style-name="Standard">
      <style:paragraph-properties fo:text-align="end" style:justify-single-word="false"/>
      <style:text-properties style:font-name="monospace" fo:font-size="13.5pt" officeooo:paragraph-rsid="0017a410"/>
    </style:style>
    <style:style style:name="P8" style:family="paragraph" style:parent-style-name="Standard">
      <style:paragraph-properties fo:text-align="start" style:justify-single-word="false"/>
      <style:text-properties style:font-name="monospace" fo:font-size="13.5pt" officeooo:rsid="001a12b9" officeooo:paragraph-rsid="001a12b9"/>
    </style:style>
    <style:style style:name="P9" style:family="paragraph" style:parent-style-name="Standard">
      <style:paragraph-properties fo:text-align="end" style:justify-single-word="false"/>
      <style:text-properties officeooo:paragraph-rsid="0015c526"/>
    </style:style>
    <style:style style:name="P10" style:family="paragraph" style:parent-style-name="Standard">
      <style:paragraph-properties fo:text-align="end" style:justify-single-word="false"/>
      <style:text-properties officeooo:paragraph-rsid="0017a410"/>
    </style:style>
    <style:style style:name="P11" style:family="paragraph" style:parent-style-name="Text_20_body">
      <style:text-properties officeooo:paragraph-rsid="001a12b9"/>
    </style:style>
    <style:style style:name="P12" style:family="paragraph" style:parent-style-name="Text_20_body">
      <style:text-properties officeooo:rsid="001c4cb9" officeooo:paragraph-rsid="001c4cb9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  <style:text-properties officeooo:rsid="001a12b9" officeooo:paragraph-rsid="001a12b9"/>
    </style:style>
    <style:style style:name="P16" style:family="paragraph" style:parent-style-name="Heading_20_1">
      <style:paragraph-properties fo:break-before="page"/>
      <style:text-properties officeooo:rsid="001ad9e8" officeooo:paragraph-rsid="001ad9e8"/>
    </style:style>
    <style:style style:name="P17" style:family="paragraph" style:parent-style-name="Text_20_body">
      <style:text-properties officeooo:paragraph-rsid="001a12b9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officeooo:paragraph-rsid="001ad9e8"/>
    </style:style>
    <style:style style:name="P20" style:family="paragraph" style:parent-style-name="Text_20_body">
      <style:paragraph-properties fo:text-align="center" style:justify-single-word="false"/>
      <style:text-properties officeooo:rsid="002f8a17" officeooo:paragraph-rsid="002f8a17"/>
    </style:style>
    <style:style style:name="P21" style:family="paragraph" style:parent-style-name="Text_20_body">
      <style:paragraph-properties fo:text-align="center" style:justify-single-word="false"/>
      <style:text-properties officeooo:rsid="00326944" officeooo:paragraph-rsid="00326944"/>
    </style:style>
    <style:style style:name="T1" style:family="text">
      <style:text-properties style:font-name="monospace" fo:font-size="13.5pt"/>
    </style:style>
    <style:style style:name="T2" style:family="text">
      <style:text-properties officeooo:rsid="001cc73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883d0"/>
    </style:style>
    <style:style style:name="T5" style:family="text">
      <style:text-properties officeooo:rsid="002b1791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2c88bf" style:font-size-asian="14pt" style:font-size-complex="14pt"/>
    </style:style>
    <style:style style:name="T8" style:family="text">
      <style:text-properties fo:font-size="14pt" officeooo:rsid="003038fe" style:font-size-asian="14pt" style:font-size-complex="14pt"/>
    </style:style>
    <style:style style:name="T9" style:family="text">
      <style:text-properties fo:font-size="14pt" officeooo:rsid="002f8a17" style:font-size-asian="14pt" style:font-size-complex="14pt"/>
    </style:style>
    <style:style style:name="T10" style:family="text">
      <style:text-properties officeooo:rsid="00339b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бюджетное</text:p>
      <text:p text:style-name="P3">образовательное учреждение высшего образования </text:p>
      <text:p text:style-name="P3">«Сибирский государственный университет </text:p>
      <text:p text:style-name="P3">телекоммуникаций и информатики» (СибГУТИ)</text:p>
      <text:p text:style-name="P4"/>
      <text:p text:style-name="P5">09.03.01 "Информатика и вычислительная техника"</text:p>
      <text:p text:style-name="P9"><text:span text:style-name="T1">профиль "Программное обеспечение средств</text:span> </text:p>
      <text:p text:style-name="P9"><text:s/><text:span text:style-name="T1">вычислительной техники и автоматизированных систем"</text:span></text:p>
      <text:p text:style-name="P4"/>
      <text:p text:style-name="P3">ОТЧЕТ</text:p>
      <text:p text:style-name="P3">по дисциплине «<text:span text:style-name="T2">Программирование графических процессоров</text:span>»</text:p>
      <text:p text:style-name="P3">лабораторная работа <text:span text:style-name="T5">2</text:span></text:p>
      <text:p text:style-name="P4"/>
      <text:p text:style-name="P6">Выполнил:</text:p>
      <text:p text:style-name="P6">Разумов Д. Б.</text:p>
      <text:p text:style-name="P6">студент группы ИП-811</text:p>
      <text:p text:style-name="P6"/>
      <text:p text:style-name="P6">Проверил:</text:p>
      <text:p text:style-name="P7">преподаватель Малков Е.А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bookmark-start text:name="__RefHeading___Toc410_1279292369"/><text:bookmark-end text:name="__RefHeading___Toc410_1279292369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3"><text:a xlink:type="simple" xlink:href="#__RefHeading___Toc412_1279292369" text:style-name="Index_20_Link" text:visited-style-name="Index_20_Link">Задание<text:tab/>3</text:a></text:p>
          <text:p text:style-name="P13"><text:a xlink:type="simple" xlink:href="#__RefHeading___Toc414_1279292369" text:style-name="Index_20_Link" text:visited-style-name="Index_20_Link">Листинг<text:tab/>4</text:a></text:p>
          <text:p text:style-name="P13"><text:a xlink:type="simple" xlink:href="#__RefHeading___Toc416_1279292369" text:style-name="Index_20_Link" text:visited-style-name="Index_20_Link">Скриншоты<text:tab/>8</text:a></text:p>
          <text:p text:style-name="P13"><text:a xlink:type="simple" xlink:href="#__RefHeading___Toc418_1279292369" text:style-name="Index_20_Link" text:visited-style-name="Index_20_Link">Заключение<text:tab/>9</text:a></text:p>
        </text:index-body>
      </text:table-of-content>
      <text:p text:style-name="Text_20_body"/>
      <text:h text:style-name="P15" text:outline-level="1"><text:bookmark-start text:name="__RefHeading___Toc412_1279292369"/>Задание<text:bookmark-end text:name="__RefHeading___Toc412_1279292369"/></text:h>
      <text:p text:style-name="P11"/>
      <text:p text:style-name="P11"><text:span text:style-name="T3">Задание: </text:span>выполнить задание лабораторной 1, используя Events и nvprof.</text:p>
      <text:p text:style-name="P11"><text:span text:style-name="T3">Цель: </text:span>научиться обрабатывать ошибки и профилировать код при выполнении программы на GPU.</text:p>
      <text:h text:style-name="P15" text:outline-level="1"><text:bookmark-start text:name="__RefHeading___Toc414_1279292369"/>Листинг<text:bookmark-end text:name="__RefHeading___Toc414_1279292369"/></text:h>
      <text:p text:style-name="Text_20_body">#include &lt;stdio.h&gt;</text:p>
      <text:p text:style-name="Text_20_body">#include &lt;time.h&gt;</text:p>
      <text:p text:style-name="Text_20_body">#include &lt;malloc.h&gt;</text:p>
      <text:p text:style-name="Text_20_body"/>
      <text:p text:style-name="Text_20_body">#define CUDA_CHECK_RETURN(value) {\</text:p>
      <text:p text:style-name="Text_20_body"><text:tab/>cudaError_t _m_cudaStat = value;\</text:p>
      <text:p text:style-name="Text_20_body"><text:tab/>if (_m_cudaStat != cudaSuccess) {\</text:p>
      <text:p text:style-name="Text_20_body"><text:tab/><text:tab/>fprintf(stderr, "Error \"%s\" at line %d in file %s\n",\</text:p>
      <text:p text:style-name="Text_20_body"><text:tab/><text:tab/><text:tab/>cudaGetErrorString(_m_cudaStat), __LINE__, __FILE__);\</text:p>
      <text:p text:style-name="Text_20_body"><text:tab/><text:tab/>exit(1);\</text:p>
      <text:p text:style-name="Text_20_body"><text:tab/>}\</text:p>
      <text:p text:style-name="Text_20_body">} //макрос для обработки ошибок </text:p>
      <text:p text:style-name="Text_20_body"/>
      <text:p text:style-name="Text_20_body">const int N = 1 &lt;&lt; 20;</text:p>
      <text:p text:style-name="Text_20_body"/>
      <text:p text:style-name="Text_20_body">__global__ void gInitVectors(double* vector1, double* vector2) {</text:p>
      <text:p text:style-name="Text_20_body"><text:tab/>for (int i = 0; i &lt; N; i++) {</text:p>
      <text:p text:style-name="Text_20_body"><text:tab/><text:tab/>vector1[i] = (double)i; //rand();</text:p>
      <text:p text:style-name="Text_20_body"><text:tab/><text:tab/>vector2[i] = (double)i;</text:p>
      <text:p text:style-name="Text_20_body"><text:tab/>}</text:p>
      <text:p text:style-name="Text_20_body">}</text:p>
      <text:p text:style-name="Text_20_body"/>
      <text:p text:style-name="Text_20_body">__global__ void gVectorAddition(double* vector1, double* vector2, double* vectorSum, int threads_cnt) { </text:p>
      <text:p text:style-name="Text_20_body"><text:tab/>int i = threadIdx.x + blockIdx.x * blockDim.x;</text:p>
      <text:p text:style-name="Text_20_body"><text:tab/>if (i &gt;= N)</text:p>
      <text:p text:style-name="Text_20_body"><text:soft-page-break/><text:tab/><text:tab/>return;</text:p>
      <text:p text:style-name="Text_20_body"><text:tab/>vectorSum[i] = vector1[i] + vector2[i];</text:p>
      <text:p text:style-name="Text_20_body"><text:tab/></text:p>
      <text:p text:style-name="Text_20_body">}</text:p>
      <text:p text:style-name="Text_20_body"/>
      <text:p text:style-name="Text_20_body">float testingThreadsOfDevice(int threads_cnt) {</text:p>
      <text:p text:style-name="Text_20_body"><text:tab/>double *vectorSum_d, *vectorSum_h;</text:p>
      <text:p text:style-name="Text_20_body"><text:tab/>vectorSum_h = (double*) calloc(N, sizeof(double));</text:p>
      <text:p text:style-name="Text_20_body"><text:tab/>cudaMalloc((void**)&amp;vectorSum_d, N * sizeof(double)); </text:p>
      <text:p text:style-name="Text_20_body"><text:tab/>double *vector1_d, *vector2_d;</text:p>
      <text:p text:style-name="Text_20_body"><text:tab/>cudaMalloc((void**)&amp;vector1_d, N * sizeof(double));</text:p>
      <text:p text:style-name="Text_20_body"><text:tab/>cudaMalloc((void**)&amp;vector2_d, N * sizeof(double)); </text:p>
      <text:p text:style-name="Text_20_body"><text:tab/>gInitVectors &lt;&lt;&lt; 1, 1 &gt;&gt;&gt; (vector1_d, vector2_d);</text:p>
      <text:p text:style-name="Text_20_body"><text:tab/></text:p>
      <text:p text:style-name="Text_20_body"><text:tab/>/*</text:p>
      <text:p text:style-name="Text_20_body"><text:tab/>struct timespec mt1, mt2;</text:p>
      <text:p text:style-name="Text_20_body"><text:tab/>clock_gettime(CLOCK_REALTIME, &amp;mt1);</text:p>
      <text:p text:style-name="Text_20_body"><text:tab/>*/</text:p>
      <text:p text:style-name="Text_20_body"><text:tab/>float elapsedTime;</text:p>
      <text:p text:style-name="Text_20_body"><text:tab/>cudaEvent_t start, stop; // встроенный тип данных – структура, для</text:p>
      <text:p text:style-name="Text_20_body"><text:tab/>// фиксации контрольных точек</text:p>
      <text:p text:style-name="Text_20_body"><text:tab/>cudaEventCreate(&amp;start); // инициализация</text:p>
      <text:p text:style-name="Text_20_body"><text:tab/>cudaEventCreate(&amp;stop); // событий</text:p>
      <text:p text:style-name="Text_20_body"><text:tab/>cudaEventRecord(start,0); // привязка (регистрация) события start</text:p>
      <text:p text:style-name="Text_20_body"><text:tab/></text:p>
      <text:p text:style-name="Text_20_body"><text:tab/>gVectorAddition &lt;&lt;&lt; N / threads_cnt, threads_cnt &gt;&gt;&gt; </text:p>
      <text:p text:style-name="Text_20_body"><text:tab/><text:tab/>(vector1_d, vector2_d, vectorSum_d, threads_cnt); //запуск фу-ии на GPU</text:p>
      <text:p text:style-name="Text_20_body"><text:soft-page-break/><text:tab/>cudaDeviceSynchronize(); //синхронизация потоков</text:p>
      <text:p text:style-name="Text_20_body"><text:tab/></text:p>
      <text:p text:style-name="Text_20_body"><text:tab/>cudaEventRecord(stop,0); // привязка события stop</text:p>
      <text:p text:style-name="Text_20_body"><text:tab/>cudaEventSynchronize(stop); // синхронизация по событию</text:p>
      <text:p text:style-name="Text_20_body"><text:tab/>//CUDA_CHECK_RETURN(cudaDeviceSynchronize());</text:p>
      <text:p text:style-name="Text_20_body"><text:tab/>CUDA_CHECK_RETURN(cudaGetLastError());</text:p>
      <text:p text:style-name="Text_20_body"><text:tab/>cudaEventElapsedTime(&amp;elapsedTime,start,stop); // вычисление затраченного времени</text:p>
      <text:p text:style-name="Text_20_body"><text:tab/>cudaEventDestroy(start); // освобождение</text:p>
      <text:p text:style-name="Text_20_body"><text:tab/>cudaEventDestroy(stop); // памяти</text:p>
      <text:p text:style-name="Text_20_body"><text:tab/></text:p>
      <text:p text:style-name="Text_20_body"><text:tab/>/*<text:tab/></text:p>
      <text:p text:style-name="Text_20_body"><text:tab/>clock_gettime(CLOCK_REALTIME, &amp;mt2);</text:p>
      <text:p text:style-name="Text_20_body"><text:s text:c="4"/><text:tab/>double seconds_double = (double)(mt2.tv_sec - mt1.tv_sec) +</text:p>
      <text:p text:style-name="Text_20_body"><text:s text:c="8"/><text:tab/>(double)(mt2.tv_nsec - mt1.tv_nsec) / 1e9; ///время в секундах</text:p>
      <text:p text:style-name="Text_20_body"><text:tab/>*/</text:p>
      <text:p text:style-name="Text_20_body"><text:tab/>printf("blocks = %d, threads per block = %d seconds = %e \n",</text:p>
      <text:p text:style-name="Text_20_body"><text:tab/><text:tab/>N / threads_cnt, threads_cnt, elapsedTime);</text:p>
      <text:p text:style-name="Text_20_body"><text:tab/></text:p>
      <text:p text:style-name="Text_20_body"><text:tab/></text:p>
      <text:p text:style-name="Text_20_body"><text:tab/>/// проверка: ///</text:p>
      <text:p text:style-name="Text_20_body"><text:tab/>/*cudaMemcpy(vectorSum_h, vectorSum_d, N * sizeof(double), cudaMemcpyDeviceToHost); </text:p>
      <text:p text:style-name="Text_20_body"><text:tab/>for (int i = 0; i &lt; N; i++)</text:p>
      <text:p text:style-name="Text_20_body"><text:tab/><text:tab/>fprintf(stderr, "%g ", vectorSum_h[i]);</text:p>
      <text:p text:style-name="Text_20_body"><text:tab/>printf("\n");</text:p>
      <text:p text:style-name="Text_20_body"><text:tab/>*/</text:p>
      <text:p text:style-name="Text_20_body"><text:tab/></text:p>
      <text:p text:style-name="Text_20_body"><text:soft-page-break/><text:tab/>cudaFree(vector1_d); </text:p>
      <text:p text:style-name="Text_20_body"><text:tab/>cudaFree(vector2_d);</text:p>
      <text:p text:style-name="Text_20_body"><text:tab/>cudaFree(vectorSum_d); </text:p>
      <text:p text:style-name="Text_20_body"><text:tab/>free(vectorSum_h);</text:p>
      <text:p text:style-name="Text_20_body"><text:tab/>return elapsedTime;</text:p>
      <text:p text:style-name="Text_20_body">}</text:p>
      <text:p text:style-name="Text_20_body"/>
      <text:p text:style-name="Text_20_body">int main() {</text:p>
      <text:p text:style-name="Text_20_body"><text:tab/>float min_time, max_time, avg_time;</text:p>
      <text:p text:style-name="Text_20_body"><text:tab/>min_time = max_time = avg_time = testingThreadsOfDevice(32); //запустить тест с 32 потоками на блок</text:p>
      <text:p text:style-name="Text_20_body"><text:tab/>for (int i = 64; i &lt;= 1024; i += 32) {</text:p>
      <text:p text:style-name="Text_20_body"><text:tab/><text:tab/>float new_time = testingThreadsOfDevice(i);</text:p>
      <text:p text:style-name="Text_20_body"><text:tab/><text:tab/>if (new_time &gt; max_time)</text:p>
      <text:p text:style-name="Text_20_body"><text:tab/><text:tab/><text:tab/>max_time = new_time;</text:p>
      <text:p text:style-name="Text_20_body"><text:tab/><text:tab/>if (new_time &lt; min_time)</text:p>
      <text:p text:style-name="Text_20_body"><text:tab/><text:tab/><text:tab/>min_time = new_time;</text:p>
      <text:p text:style-name="Text_20_body"><text:tab/><text:tab/>avg_time += new_time;</text:p>
      <text:p text:style-name="Text_20_body"><text:tab/>}</text:p>
      <text:p text:style-name="Text_20_body"><text:tab/>avg_time = avg_time / (1024 / 32);</text:p>
      <text:p text:style-name="Text_20_body"><text:tab/>printf("time by Events: \n\t avg_time = %e min_time = %e max_time = %e\n",</text:p>
      <text:p text:style-name="Text_20_body"><text:tab/><text:tab/>avg_time, min_time, max_time);</text:p>
      <text:p text:style-name="Text_20_body"/>
      <text:p text:style-name="Text_20_body"><text:tab/> </text:p>
      <text:p text:style-name="Text_20_body"><text:tab/>return 0;</text:p>
      <text:p text:style-name="Text_20_body">}</text:p>
      <text:p text:style-name="P11"/>
      <text:h text:style-name="P16" text:outline-level="1"><text:bookmark-start text:name="__RefHeading___Toc416_1279292369"/>Скриншоты<text:bookmark-end text:name="__RefHeading___Toc416_1279292369"/></text:h>
      <text:p text:style-name="P19"/>
      <text:p text:style-name="P18"><draw:frame draw:style-name="fr1" draw:name="Изображение1" text:anchor-type="char" svg:width="17cm" svg:height="1.155cm" draw:z-index="0"><draw:image xlink:href="Pictures/10000201000002DF000000329FC63AA88A118D5E.png" xlink:type="simple" xlink:show="embed" xlink:actuate="onLoad" draw:mime-type="image/png"/></draw:frame>Рисунок 1 — <text:span text:style-name="T7">выполнение программы с ошибкой</text:span></text:p>
      <text:p text:style-name="P18"><text:span text:style-name="T7"/></text:p>
      <text:p text:style-name="P20"><draw:frame draw:style-name="fr1" draw:name="Изображение2" text:anchor-type="char" svg:width="17cm" svg:height="1.423cm" draw:z-index="1"><draw:image xlink:href="Pictures/10000201000003970000004D04E6D36849AD6F2E.png" xlink:type="simple" xlink:show="embed" xlink:actuate="onLoad" draw:mime-type="image/png"/></draw:frame><text:span text:style-name="T7">Р</text:span><text:span text:style-name="T6">исунок 2 — выполнение программы из лабораторной 1, время </text:span><text:span text:style-name="T8">измерено с помощью Events</text:span></text:p>
      <text:p text:style-name="P20"/>
      <text:p text:style-name="P21"><draw:frame draw:style-name="fr1" draw:name="Изображение3" text:anchor-type="char" svg:width="17cm" svg:height="2.037cm" draw:z-index="2"><draw:image xlink:href="Pictures/1000D94600007EB600000F314E418CA4A1DBF849.svg" xlink:type="simple" xlink:show="embed" xlink:actuate="onLoad" draw:mime-type="image/svg+xml"/><draw:image xlink:href="Pictures/10000201000004CA000000930C387FA1BB002AB1.png" xlink:type="simple" xlink:show="embed" xlink:actuate="onLoad" draw:mime-type="image/png"/></draw:frame><text:span text:style-name="T8">Р</text:span><text:span text:style-name="T6">исунок 3 -</text:span><text:span text:style-name="T9"> выполнение программы из лабораторной 1, время </text:span><text:span text:style-name="T8">измерено с помощью </text:span><text:span text:style-name="T6">nvprof</text:span></text:p>
      <text:h text:style-name="P16" text:outline-level="1"><text:bookmark-start text:name="__RefHeading___Toc418_1279292369"/>Заключение<text:bookmark-end text:name="__RefHeading___Toc418_1279292369"/></text:h>
      <text:p text:style-name="P12"><text:tab/><text:span text:style-name="T4">Я познакомился с </text:span><text:span text:style-name="T10">тем, как обрабатывать ошибки при использовании CUDA и сравнил время выполнения сложения векторов через Events и nvprof. Время выполнения через Events оказалось больше из-за того, что в них используется дополнительные функции измерения времени, а в nvprof нет.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fo:font-size="14pt" officeooo:rsid="001ee4f3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monospace" fo:font-size="13.5pt" officeooo:paragraph-rsid="002444a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MP2">Новосибирск 2020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2T14:30:51.376925472</meta:creation-date>
    <meta:generator>LibreOffice/7.0.4.2$Linux_X86_64 LibreOffice_project/00$Build-2</meta:generator>
    <dc:date>2021-02-21T19:50:28.269292261</dc:date>
    <meta:editing-duration>PT44M31S</meta:editing-duration>
    <meta:editing-cycles>32</meta:editing-cycles>
    <meta:document-statistic meta:table-count="0" meta:image-count="3" meta:object-count="0" meta:page-count="9" meta:paragraph-count="128" meta:word-count="514" meta:character-count="4243" meta:non-whitespace-character-count="3717"/>
  </office:meta>
</office:document-meta>
</file>